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표1" style:family="table">
      <style:table-properties style:width="17cm" table:align="margins"/>
    </style:style>
    <style:style style:name="표1.A" style:family="table-column">
      <style:table-column-properties style:column-width="17cm" style:rel-column-width="65535*"/>
    </style:style>
    <style:style style:name="표1.A1" style:family="table-cell">
      <style:table-cell-properties fo:padding="0.097cm" fo:border="0.05pt solid #000000"/>
    </style:style>
    <style:style style:name="표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officeooo:paragraph-rsid="0011ee88"/>
    </style:style>
    <style:style style:name="P3" style:family="paragraph" style:parent-style-name="Table_20_Contents">
      <style:text-properties officeooo:paragraph-rsid="00122a0b"/>
    </style:style>
    <style:style style:name="P4" style:family="paragraph" style:parent-style-name="Standard">
      <style:text-properties officeooo:rsid="0011ee88" officeooo:paragraph-rsid="0011ee88"/>
    </style:style>
    <style:style style:name="P5" style:family="paragraph" style:parent-style-name="Table_20_Contents">
      <style:text-properties officeooo:rsid="0011ee88" officeooo:paragraph-rsid="0011ee88"/>
    </style:style>
    <style:style style:name="P6" style:family="paragraph" style:parent-style-name="Table_20_Contents">
      <style:text-properties officeooo:rsid="00122a0b" officeooo:paragraph-rsid="00122a0b"/>
    </style:style>
    <style:style style:name="T1" style:family="text">
      <style:text-properties officeooo:rsid="0011ee88"/>
    </style:style>
    <style:style style:name="T2" style:family="text">
      <style:text-properties officeooo:rsid="00122a0b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표1" table:style-name="표1">
        <table:table-column table:style-name="표1.A"/>
        <table:table-row>
          <table:table-cell table:style-name="표1.A1" office:value-type="string">
            <text:p text:style-name="P1"><text:s text:c="19"/><text:span text:style-name="T4">회장 적합성 증명서</text:span> <text:s text:c="15"/>이름:</text:p>
          </table:table-cell>
        </table:table-row>
        <table:table-row>
          <table:table-cell table:style-name="표1.A2" office:value-type="string">
            <text:p text:style-name="P2">1. <text:span text:style-name="T1">CSI를 보정고등학교의 대표 동아리로 만들기 위해서 무엇을 하고 싶은지 생각해 보신 적이 있으십니까?</text:span></text:p>
            <text:p text:style-name="P5"><text:s text:c="4"/>지원자 귀하는 무엇을 하고 싶고, 무엇을 할 수 있으며, 무엇을 할 계획입니까?</text:p>
          </table:table-cell>
        </table:table-row>
        <table:table-row>
          <table:table-cell table:style-name="표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표1.A2" office:value-type="string">
            <text:p text:style-name="Table_20_Contents">2. 후배와 선배를 바라보는 자신의 관점을 자세하게 기술해 주십시오.</text:p>
            <text:p text:style-name="P3"><text:s text:c="4"/>가식적이거나 작위적이라 보이는 내용이 있으면 감점 요인이 됩니다. </text:p>
            <text:p text:style-name="P3"><text:s text:c="4"/>어떤 생각이어도 좋으니 자신의 솔직한 생각을 써 주십시오.</text:p>
          </table:table-cell>
        </table:table-row>
        <table:table-row>
          <table:table-cell table:style-name="표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ext:soft-page-break/>
        <table:table-row>
          <table:table-cell table:style-name="표1.A2" office:value-type="string">
            <text:p text:style-name="Table_20_Contents">3. 자신의 리더쉽, 통솔력을 증명할 사항이 있으면 기술해 주십시오.</text:p>
            <text:p text:style-name="Table_20_Contents"><text:s text:c="4"/>예를 들어 반장, 부반장 활동이나, 타동아리에서 리더를 한 경험이 있으면 기술해 주십시오.</text:p>
          </table:table-cell>
        </table:table-row>
        <table:table-row>
          <table:table-cell table:style-name="표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표1.A2" office:value-type="string">
            <text:p text:style-name="P3">4. 현재 <text:span text:style-name="T2">CSI가 직면하고 있는 문제는 컴퓨터 공부하기에 알맞은 환경을 제공하는 동아리방 구축,</text:span></text:p>
            <text:p text:style-name="P6"><text:s text:c="4"/>내년에 새로 들어올 신입생 교육입니다. 이 문제의 해결책에 대해 좋은 아이디어나</text:p>
            <text:p text:style-name="P6"><text:s text:c="4"/>지금까지 가지고 있던 생각이 있으면 적어 주십시오</text:p>
          </table:table-cell>
        </table:table-row>
        <table:table-row>
          <table:table-cell table:style-name="표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나눔고딕" svg:font-family="나눔고딕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나눔고딕" style:font-size-asian="10.5pt" style:language-asian="ko" style:country-asian="KR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나눔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icarus </meta:initial-creator>
    <meta:creation-date>2013-08-13T16:07:40</meta:creation-date>
    <dc:date>2013-08-13T16:34:31</dc:date>
    <dc:creator>Manicarus </dc:creator>
    <meta:editing-duration>PT7M13S</meta:editing-duration>
    <meta:editing-cycles>2</meta:editing-cycles>
    <meta:generator>LibreOffice/4.0.2.2$Linux_x86 LibreOffice_project/400m0$Build-2</meta:generator>
    <meta:document-statistic meta:table-count="1" meta:image-count="0" meta:object-count="0" meta:page-count="2" meta:paragraph-count="11" meta:word-count="332" meta:character-count="495" meta:non-whitespace-character-count="340"/>
  </office:meta>
</office:document-meta>
</file>